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25in" fo:margin-right="0in" fo:text-indent="-0.25in" style:auto-text-indent="false"/>
    </style:style>
    <style:style style:name="P2" style:family="paragraph" style:parent-style-name="Standard" style:list-style-name="WWNum1">
      <style:paragraph-properties fo:margin-left="0.2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weight="bold" style:font-weight-asian="bold"/>
    </style:style>
    <style:style style:name="P6" style:family="paragraph" style:parent-style-name="Standard" style:list-style-name="WWNum1">
      <style:paragraph-properties fo:margin-left="1.5in" fo:margin-right="0in" fo:text-indent="-0.25in" style:auto-text-indent="false"/>
    </style:style>
    <style:style style:name="P7" style:family="paragraph" style:parent-style-name="Standard" style:list-style-name="WWNum1">
      <style:paragraph-properties fo:margin-left="0.7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list-style-name="WWNum1">
      <style:paragraph-properties fo:margin-left="1.25in" fo:margin-right="0in" fo:text-indent="-0.25in" style:auto-text-indent="false"/>
    </style:style>
    <style:style style:name="P10" style:family="paragraph" style:parent-style-name="Standard" style:list-style-name="WWNum1">
      <style:paragraph-properties fo:margin-left="0.75in" fo:margin-right="0in" fo:text-indent="-0.1252in" style:auto-text-indent="false"/>
    </style:style>
    <style:style style:name="P11" style:family="paragraph" style:parent-style-name="Standard" style:list-style-name="WWNum1">
      <style:paragraph-properties fo:margin-left="0.6252in" fo:margin-right="0in" fo:text-indent="-0.1252in" style:auto-text-indent="false"/>
    </style:style>
    <style:style style:name="P12" style:family="paragraph" style:parent-style-name="Standard" style:master-page-name="Standard">
      <style:paragraph-properties style:page-number="1"/>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o, I have been thinking about the potential bot to handle the auction house and here an idea / thought about the bot and its capabilities to allow for an easy, hands-off approach by the auctioneer and a straightforward user interface for the bidders. The concept is the bot would create and manage all auction house requests using command line actions and processing any bid requests for the specific auction. It would require very little oversight/maintenance by the individual after setting up the auction.</text:p>
      <text:p text:style-name="Standard"/>
      <text:p text:style-name="Standard">High level Requirements sections</text:p>
      <text:list xml:id="list251221282" text:style-name="WWNum2">
        <text:list-item>
          <text:p text:style-name="P1">Permissions</text:p>
        </text:list-item>
        <text:list-item>
          <text:p text:style-name="P1">Setup and Configuration</text:p>
        </text:list-item>
        <text:list-item>
          <text:p text:style-name="P1">Create Auctions</text:p>
        </text:list-item>
        <text:list-item>
          <text:p text:style-name="P1">Manage Bids</text:p>
        </text:list-item>
        <text:list-item>
          <text:p text:style-name="P1">Auction Notifications</text:p>
        </text:list-item>
        <text:list-item>
          <text:p text:style-name="P1">Auction Completion/Closeout</text:p>
        </text:list-item>
        <text:list-item>
          <text:p text:style-name="P1">User Interface</text:p>
        </text:list-item>
      </text:list>
      <text:p text:style-name="Standard"/>
      <text:list xml:id="list3028190517" text:style-name="WWNum1">
        <text:list-item>
          <text:p text:style-name="P2"><text:span text:style-name="T2">Permissions</text:span></text:p>
          <text:list>
            <text:list-item>
              <text:p text:style-name="P3">The bot will require permissions to read, create, delete, and update messages in the configured auction channels</text:p>
            </text:list-item>
          </text:list>
        </text:list-item>
      </text:list>
      <text:p text:style-name="P4"/>
      <text:list xml:id="list104920044609838" text:continue-numbering="true" text:style-name="WWNum1">
        <text:list-item>
          <text:p text:style-name="P2"><text:span text:style-name="T2">Setup and Configuration</text:span></text:p>
          <text:list>
            <text:list-item>
              <text:p text:style-name="P3">The bot will provide an interface to set auction channel names</text:p>
            </text:list-item>
            <text:list-item>
              <text:p text:style-name="P3">The bot will assign default names to auction channels</text:p>
              <text:list>
                <text:list-item>
                  <text:p text:style-name="P6">Auction_House: the channel to monitor and post items being auctioned</text:p>
                </text:list-item>
                <text:list-item>
                  <text:p text:style-name="P6">Auction_Bid: the channel monitor for auction bidding</text:p>
                </text:list-item>
                <text:list-item>
                  <text:p text:style-name="P6">Auction_Chat: the channel to post messages related to auctioning</text:p>
                </text:list-item>
                <text:list-item>
                  <text:p text:style-name="P6">Auction_Trade: the channel to post completed auctions</text:p>
                </text:list-item>
              </text:list>
            </text:list-item>
          </text:list>
        </text:list-item>
      </text:list>
      <text:p text:style-name="P5"/>
      <text:list xml:id="list104919689070837" text:continue-numbering="true" text:style-name="WWNum1">
        <text:list-item>
          <text:p text:style-name="P2"><text:span text:style-name="T2">Create Auctions</text:span></text:p>
          <text:list>
            <text:list-item>
              <text:p text:style-name="P3">The bot will respond to any auction creation requests in the Auction_House channel.</text:p>
            </text:list-item>
            <text:list-item>
              <text:p text:style-name="P3">The bot will create an auction post in the Auction_House channel with all initial required fields populated.</text:p>
              <text:list>
                <text:list-item>
                  <text:p text:style-name="P7"><text:soft-page-break/>If there are invalid input parameters the bot will not create the auction post and notify the auction initiator of why the action failed</text:p>
                </text:list-item>
              </text:list>
            </text:list-item>
            <text:list-item>
              <text:p text:style-name="P3">The bot will delete auction creation request posts from the Auction_House channel</text:p>
            </text:list-item>
            <text:list-item>
              <text:p text:style-name="P3">The bot will assign the next available unique Action Id to auction</text:p>
            </text:list-item>
            <text:list-item>
              <text:p text:style-name="P3">The bot will display the Auction Id on the auction post.</text:p>
            </text:list-item>
          </text:list>
        </text:list-item>
      </text:list>
      <text:p text:style-name="P4"/>
      <text:list xml:id="list104920080764525" text:continue-numbering="true" text:style-name="WWNum1">
        <text:list-item>
          <text:p text:style-name="P2"><text:span text:style-name="T2">Manage Bids</text:span></text:p>
          <text:list>
            <text:list-item>
              <text:p text:style-name="P3">The bot will respond to any bid requests from the Auction_Bid channel for the item</text:p>
              <text:list>
                <text:list-item>
                  <text:p text:style-name="P7">The initial bid will be set to min bid value as determined by item rarity</text:p>
                </text:list-item>
                <text:list-item>
                  <text:p text:style-name="P7">The bot will accept any additional bids between the Min bid and Max bid increases, as set by creation fields and item rarity</text:p>
                </text:list-item>
                <text:list-item>
                  <text:p text:style-name="P7">The bot will notify the bidder if the bid was invalid and the reason.</text:p>
                </text:list-item>
              </text:list>
            </text:list-item>
            <text:list-item>
              <text:p text:style-name="P3">The bot will automatically re-bid at the bid increment amount if the auto re-bid option is set to Yes.</text:p>
              <text:list>
                <text:list-item>
                  <text:p text:style-name="P7">The bot will stop automatically re-bidding on the item once the max rebid value has been reached.</text:p>
                </text:list-item>
              </text:list>
            </text:list-item>
            <text:list-item>
              <text:p text:style-name="P3">The bot will display the current highest bid and bidder on the auction post</text:p>
            </text:list-item>
            <text:list-item>
              <text:p text:style-name="P3">The bot will maintain the list of all valid bidders on the item</text:p>
            </text:list-item>
            <text:list-item>
              <text:p text:style-name="P3">The bot will remove from the list any bidder that exits the auction.</text:p>
              <text:list>
                <text:list-item>
                  <text:p text:style-name="P8">If the bidder has the highest bid, then the bot will confirm if the bidder wishes to continue with the action.</text:p>
                  <text:list>
                    <text:list-item>
                      <text:p text:style-name="P9">If confirmed, the bot will post in Auction_Chat the following information:</text:p>
                      <text:list>
                        <text:list-item>
                          <text:p text:style-name="P6">Bidder Name</text:p>
                        </text:list-item>
                        <text:list-item>
                          <text:p text:style-name="P6">Auction Id</text:p>
                        </text:list-item>
                        <text:list-item>
                          <text:p text:style-name="P6">Item name</text:p>
                        </text:list-item>
                        <text:list-item>
                          <text:p text:style-name="P6">Fine amount, as determined by item rarity</text:p>
                        </text:list-item>
                        <text:list-item>
                          <text:p text:style-name="P6">Reason for fine</text:p>
                        </text:list-item>
                      </text:list>
                    </text:list-item>
                    <text:list-item>
                      <text:p text:style-name="P9">If not confirmed, the bidder is not removed from the auction.</text:p>
                    </text:list-item>
                  </text:list>
                </text:list-item>
              </text:list>
            </text:list-item>
          </text:list>
        </text:list-item>
      </text:list>
      <text:p text:style-name="P4"/>
      <text:list xml:id="list104920529438862" text:continue-numbering="true" text:style-name="WWNum1">
        <text:list-item>
          <text:p text:style-name="P2"><text:span text:style-name="T2">Auction Notifications</text:span></text:p>
          <text:list>
            <text:list-item>
              <text:p text:style-name="P3">The bot will notify a bidder when they have been outbid in the Auction_Bid channel if the bidder requested to be notified</text:p>
            </text:list-item>
            <text:list-item>
              <text:p text:style-name="P3"><text:soft-page-break/>The bot will notify all valid bidders on the bidder list in the Auction_Bid when there is 12 hours remaining on the auction.</text:p>
              <text:list>
                <text:list-item>
                  <text:p text:style-name="P7">If a bidder set notifications to ‘No’, then the bidder will not be notified</text:p>
                </text:list-item>
              </text:list>
            </text:list-item>
            <text:list-item>
              <text:p text:style-name="P3">The bot will notify the winning bidder when the auction is over.</text:p>
              <text:list>
                <text:list-item>
                  <text:p text:style-name="P10">This notification will not be prevented by bidder notification settings</text:p>
                </text:list-item>
              </text:list>
            </text:list-item>
          </text:list>
        </text:list-item>
      </text:list>
      <text:p text:style-name="P4"/>
      <text:list xml:id="list104919537155667" text:continue-numbering="true" text:style-name="WWNum1">
        <text:list-item>
          <text:p text:style-name="P2"><text:span text:style-name="T2">Auction Completion/Closeout</text:span></text:p>
          <text:list>
            <text:list-item>
              <text:p text:style-name="P3">The bot will extend the auction end time once by 12 hours if a bid is entered within the last hour of initial end time.</text:p>
            </text:list-item>
            <text:list-item>
              <text:p text:style-name="P3">The bot will automatically close the auction when the time has expired</text:p>
            </text:list-item>
            <text:list-item>
              <text:p text:style-name="P3">The bot will notify the auctioneer that the auction is over.</text:p>
            </text:list-item>
            <text:list-item>
              <text:p text:style-name="P3">The bot will automatically post in Auction_Trade stating the item has been sold.</text:p>
              <text:list>
                <text:list-item>
                  <text:p text:style-name="P11">The Auction_Trade post will contain the following:</text:p>
                  <text:list>
                    <text:list-item>
                      <text:p text:style-name="P8">Auctioneer name</text:p>
                    </text:list-item>
                    <text:list-item>
                      <text:p text:style-name="P8">Item</text:p>
                    </text:list-item>
                    <text:list-item>
                      <text:p text:style-name="P8">Auction winner</text:p>
                    </text:list-item>
                    <text:list-item>
                      <text:p text:style-name="P8">Selling amount</text:p>
                    </text:list-item>
                  </text:list>
                </text:list-item>
              </text:list>
            </text:list-item>
          </text:list>
        </text:list-item>
      </text:list>
      <text:p text:style-name="P4"/>
      <text:list xml:id="list104919842224846" text:continue-numbering="true" text:style-name="WWNum1">
        <text:list-item>
          <text:p text:style-name="P2"><text:span text:style-name="T2">User Interface</text:span></text:p>
          <text:list>
            <text:list-item>
              <text:p text:style-name="P3">The command line input parameters can have default values</text:p>
            </text:list-item>
            <text:list-item>
              <text:p text:style-name="P3">The command line input parameters can be designed to be Required or Optional</text:p>
            </text:list-item>
            <text:list-item>
              <text:p text:style-name="P3"><text:span text:style-name="T3">Configuration</text:span></text:p>
              <text:list>
                <text:list-item>
                  <text:p text:style-name="P7">The bot will take command line input parameters to set configuration fields</text:p>
                </text:list-item>
              </text:list>
            </text:list-item>
            <text:list-item>
              <text:p text:style-name="P3"><text:span text:style-name="T3">Auction Creation</text:span></text:p>
              <text:list>
                <text:list-item>
                  <text:p text:style-name="P11">The bot will take command line input parameters to create the auction</text:p>
                </text:list-item>
              </text:list>
            </text:list-item>
          </text:list>
        </text:list-item>
      </text:list>
      <text:p text:style-name="P4"><text:tab/>Auction Creation Fields</text:p>
      <text:list xml:id="list104919633969166" text:continue-numbering="true" text:style-name="WWNum1">
        <text:list-item>
          <text:list>
            <text:list-item>
              <text:list>
                <text:list-item>
                  <text:list>
                    <text:list-item>
                      <text:p text:style-name="P8">Item name : The name of the item to be auctioned off. Required field</text:p>
                    </text:list-item>
                    <text:list-item>
                      <text:p text:style-name="P8">Description: Short description or flavor text for the item. Optional field. Default: empty string</text:p>
                    </text:list-item>
                    <text:list-item>
                      <text:p text:style-name="P8"><text:soft-page-break/>Item rarity: The rarity of the item to be auctioned off. Required field, limited to valid options</text:p>
                    </text:list-item>
                    <text:list-item>
                      <text:p text:style-name="P8">Consumable: Is the item consumable. Required field, Yes/No</text:p>
                    </text:list-item>
                    <text:list-item>
                      <text:p text:style-name="P8">Quantity: Item quantity to be auctioned off. Optional field. Default: 1</text:p>
                    </text:list-item>
                    <text:list-item>
                      <text:p text:style-name="P8">Duration: How long will the item be up for auction. Required field. Value range: 48hrs to 7days</text:p>
                    </text:list-item>
                    <text:list-item>
                      <text:p text:style-name="P8">Min bid increase: The minimal increase per bid. Optional field. Default: by item rarity</text:p>
                    </text:list-item>
                  </text:list>
                </text:list-item>
              </text:list>
            </text:list-item>
            <text:list-item>
              <text:p text:style-name="P3"><text:span text:style-name="T3">Auction Bidding</text:span></text:p>
              <text:list>
                <text:list-item>
                  <text:p text:style-name="P11">The bot will take command line input parameters to enter bids</text:p>
                </text:list-item>
              </text:list>
            </text:list-item>
          </text:list>
        </text:list-item>
      </text:list>
      <text:p text:style-name="P4"><text:tab/>Bidding Fields</text:p>
      <text:list xml:id="list104920150608105" text:continue-numbering="true" text:style-name="WWNum1">
        <text:list-item>
          <text:list>
            <text:list-item>
              <text:list>
                <text:list-item>
                  <text:list>
                    <text:list-item>
                      <text:p text:style-name="P8">Auction Id: The unique identifier from the auction. Required Field</text:p>
                    </text:list-item>
                    <text:list-item>
                      <text:p text:style-name="P8">Action: What action does the bidder want to take. Required Field. Valid values: Bid, End</text:p>
                      <text:list>
                        <text:list-item>
                          <text:p text:style-name="P9">The Bid action will record a new set of bidding parameters or overwrite all existing stored bidding parameters from the bidder for the auction</text:p>
                        </text:list-item>
                        <text:list-item>
                          <text:p text:style-name="P9">The End action will remove the bidder from the auction.</text:p>
                        </text:list-item>
                      </text:list>
                    </text:list-item>
                    <text:list-item>
                      <text:p text:style-name="P8">Bid value: The bid for the item. Optional Field. Default Value: Min bid or Min bid increment.</text:p>
                      <text:list>
                        <text:list-item>
                          <text:p text:style-name="P9">Max Value is determined by item rarity</text:p>
                        </text:list-item>
                      </text:list>
                    </text:list-item>
                    <text:list-item>
                      <text:p text:style-name="P8">Notification: Does the bidder want to be notified in Auction_Bid when outbid or bidding ending in 12 hours. Required Field if Action is Bid: Yes/No</text:p>
                    </text:list-item>
                    <text:list-item>
                      <text:p text:style-name="P8">Auto re-bid: Does the bidder want to automatically re-bid when outbid on an item. Optional Field. Yes/No. Default value: No</text:p>
                    </text:list-item>
                    <text:list-item>
                      <text:p text:style-name="P8">Auto re-bid amount: The incremental new bid for the item. Only valid if auto re-bid field is set to yes. Optional field. Default value: Min bid.</text:p>
                      <text:list>
                        <text:list-item>
                          <text:p text:style-name="P9"><text:s/>Max Value is determined by item rarity</text:p>
                        </text:list-item>
                      </text:list>
                    </text:list-item>
                    <text:list-item>
                      <text:p text:style-name="P8">Max total bid: The ceiling for automatically re-bidding. Optional Field. No default value</text:p>
                    </text:list-item>
                  </text:list>
                </text:list-item>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8" meta:word-count="1053" meta:character-count="5937" meta:non-whitespace-character-count="5053"/>
    <meta:generator>LibreOfficeDev/6.0.5.2$Linux_X86_64 LibreOffice_project/</meta:generator>
  </office:meta>
</office:document-meta>
</file>